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35acc" officeooo:paragraph-rsid="00135acc" style:font-size-asian="14pt" style:font-size-complex="14pt"/>
    </style:style>
    <style:style style:name="P2" style:family="paragraph" style:parent-style-name="Standard">
      <style:text-properties fo:font-size="14pt" officeooo:rsid="00137b4d" officeooo:paragraph-rsid="00137b4d" style:font-size-asian="14pt" style:font-size-complex="14pt"/>
    </style:style>
    <style:style style:name="P3" style:family="paragraph" style:parent-style-name="Standard">
      <style:text-properties fo:font-size="14pt" officeooo:rsid="0013c608" officeooo:paragraph-rsid="0013c608" style:font-size-asian="14pt" style:font-size-complex="14pt"/>
    </style:style>
    <style:style style:name="P4" style:family="paragraph" style:parent-style-name="Standard">
      <style:text-properties fo:font-size="14pt" officeooo:rsid="001f0b50" officeooo:paragraph-rsid="001f0b50" style:font-size-asian="14pt" style:font-size-complex="14pt"/>
    </style:style>
    <style:style style:name="P5" style:family="paragraph" style:parent-style-name="Standard">
      <style:text-properties fo:font-size="14pt" officeooo:rsid="001fee62" officeooo:paragraph-rsid="001fee62" style:font-size-asian="14pt" style:font-size-complex="14pt"/>
    </style:style>
    <style:style style:name="P6" style:family="paragraph" style:parent-style-name="Standard" style:list-style-name="L1">
      <style:text-properties fo:font-size="14pt" officeooo:rsid="00135acc" officeooo:paragraph-rsid="00135acc" style:font-size-asian="14pt" style:font-size-complex="14pt"/>
    </style:style>
    <style:style style:name="P7" style:family="paragraph" style:parent-style-name="Standard" style:list-style-name="L2">
      <style:text-properties fo:font-size="14pt" officeooo:rsid="00135acc" officeooo:paragraph-rsid="00135acc" style:font-size-asian="14pt" style:font-size-complex="14pt"/>
    </style:style>
    <style:style style:name="P8" style:family="paragraph" style:parent-style-name="Standard" style:list-style-name="L3">
      <style:text-properties fo:font-size="14pt" officeooo:rsid="00135acc" officeooo:paragraph-rsid="00135acc" style:font-size-asian="14pt" style:font-size-complex="14pt"/>
    </style:style>
    <style:style style:name="P9" style:family="paragraph" style:parent-style-name="Standard" style:list-style-name="L4">
      <style:text-properties fo:font-size="14pt" officeooo:rsid="00137b4d" officeooo:paragraph-rsid="00137b4d" style:font-size-asian="14pt" style:font-size-complex="14pt"/>
    </style:style>
    <style:style style:name="P10" style:family="paragraph" style:parent-style-name="Standard" style:list-style-name="L5">
      <style:text-properties fo:font-size="14pt" officeooo:rsid="00137b4d" officeooo:paragraph-rsid="00137b4d" style:font-size-asian="14pt" style:font-size-complex="14pt"/>
    </style:style>
    <style:style style:name="P11" style:family="paragraph" style:parent-style-name="Standard" style:list-style-name="L6">
      <style:text-properties fo:font-size="14pt" officeooo:rsid="0013c608" officeooo:paragraph-rsid="0013c608" style:font-size-asian="14pt" style:font-size-complex="14pt"/>
    </style:style>
    <style:style style:name="P12" style:family="paragraph" style:parent-style-name="Standard">
      <style:text-properties fo:font-size="14pt" officeooo:rsid="001fee62" officeooo:paragraph-rsid="001fee62" style:font-size-asian="14pt" style:font-size-complex="14pt"/>
    </style:style>
    <style:style style:name="P13" style:family="paragraph" style:parent-style-name="Standard" style:list-style-name="L7">
      <style:text-properties fo:font-size="14pt" officeooo:rsid="00215509" officeooo:paragraph-rsid="00215509" style:font-size-asian="14pt" style:font-size-complex="14pt"/>
    </style:style>
    <style:style style:name="P14" style:family="paragraph" style:parent-style-name="Standard">
      <style:text-properties fo:font-size="14pt" officeooo:rsid="00215509" officeooo:paragraph-rsid="00215509" style:font-size-asian="14pt" style:font-size-complex="14pt"/>
    </style:style>
    <style:style style:name="P15" style:family="paragraph" style:parent-style-name="Standard" style:list-style-name="L7">
      <style:text-properties fo:font-size="14pt" officeooo:rsid="0021c549" officeooo:paragraph-rsid="0021c549" style:font-size-asian="14pt" style:font-size-complex="14pt"/>
    </style:style>
    <style:style style:name="P16" style:family="paragraph" style:parent-style-name="Standard" style:list-style-name="L7">
      <style:text-properties fo:font-size="14pt" officeooo:rsid="0023c519" officeooo:paragraph-rsid="0023c519" style:font-size-asian="14pt" style:font-size-complex="14pt"/>
    </style:style>
    <style:style style:name="P17" style:family="paragraph" style:parent-style-name="Standard" style:list-style-name="L7">
      <style:text-properties fo:font-size="14pt" officeooo:rsid="00255f6b" officeooo:paragraph-rsid="00255f6b" style:font-size-asian="14pt" style:font-size-complex="14pt"/>
    </style:style>
    <style:style style:name="P18" style:family="paragraph" style:parent-style-name="Standard" style:list-style-name="L7">
      <style:text-properties fo:font-size="14pt" fo:font-weight="bold" officeooo:rsid="00255f6b" officeooo:paragraph-rsid="00255f6b" style:font-size-asian="14pt" style:font-weight-asian="bold" style:font-size-complex="14pt" style:font-weight-complex="bold"/>
    </style:style>
    <style:style style:name="P19" style:family="paragraph" style:parent-style-name="Standard" style:list-style-name="L7">
      <style:text-properties fo:font-size="14pt" fo:font-weight="bold" officeooo:rsid="002770ec" officeooo:paragraph-rsid="002770ec" style:font-size-asian="14pt" style:font-weight-asian="bold" style:font-size-complex="14pt" style:font-weight-complex="bold"/>
    </style:style>
    <style:style style:name="P20" style:family="paragraph" style:parent-style-name="Standard" style:list-style-name="L7">
      <style:text-properties fo:font-size="14pt" fo:font-weight="bold" officeooo:rsid="001fee62" officeooo:paragraph-rsid="001fee62" style:font-size-asian="14pt" style:font-weight-asian="bold" style:font-size-complex="14pt" style:font-weight-complex="bold"/>
    </style:style>
    <style:style style:name="P21" style:family="paragraph" style:parent-style-name="Standard">
      <style:text-properties fo:font-size="14pt" fo:font-weight="bold" officeooo:rsid="001fee62" officeooo:paragraph-rsid="001fee62" style:font-size-asian="14pt" style:font-weight-asian="bold" style:font-size-complex="14pt" style:font-weight-complex="bold"/>
    </style:style>
    <style:style style:name="P22" style:family="paragraph" style:parent-style-name="Standard">
      <style:text-properties fo:font-size="14pt" fo:font-weight="bold" officeooo:rsid="002ad965" officeooo:paragraph-rsid="002ad965" style:font-size-asian="14pt" style:font-weight-asian="bold" style:font-size-complex="14pt" style:font-weight-complex="bold"/>
    </style:style>
    <style:style style:name="P23" style:family="paragraph" style:parent-style-name="Standard">
      <style:text-properties fo:font-size="14pt" fo:font-weight="bold" officeooo:rsid="002e9960" officeooo:paragraph-rsid="002e9960" style:font-size-asian="14pt" style:font-weight-asian="bold" style:font-size-complex="14pt" style:font-weight-complex="bold"/>
    </style:style>
    <style:style style:name="P24" style:family="paragraph" style:parent-style-name="Standard" style:list-style-name="L8">
      <style:text-properties fo:font-size="14pt" fo:font-style="normal" fo:font-weight="bold" officeooo:rsid="002baca8" officeooo:paragraph-rsid="002baca8" style:font-size-asian="14pt" style:font-style-asian="normal" style:font-weight-asian="bold" style:font-size-complex="14pt" style:font-style-complex="normal" style:font-weight-complex="bold"/>
    </style:style>
    <style:style style:name="P25" style:family="paragraph" style:parent-style-name="Standard" style:list-style-name="L8">
      <style:text-properties fo:font-size="14pt" fo:font-style="normal" fo:font-weight="normal" officeooo:rsid="002ad965" officeooo:paragraph-rsid="002ad965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 style:list-style-name="L8">
      <style:text-properties fo:font-size="14pt" fo:font-style="normal" fo:font-weight="normal" officeooo:rsid="002b2474" officeooo:paragraph-rsid="002b2474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 style:list-style-name="L8">
      <style:text-properties fo:font-size="14pt" fo:font-style="normal" fo:font-weight="normal" officeooo:rsid="002baca8" officeooo:paragraph-rsid="002baca8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 style:list-style-name="L8">
      <style:text-properties fo:font-size="14pt" fo:font-style="normal" fo:font-weight="normal" officeooo:rsid="002e9960" officeooo:paragraph-rsid="002e9960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 style:list-style-name="L7">
      <style:text-properties officeooo:rsid="00209f6a" officeooo:paragraph-rsid="00209f6a"/>
    </style:style>
    <style:style style:name="T1" style:family="text">
      <style:text-properties officeooo:rsid="00137b4d"/>
    </style:style>
    <style:style style:name="T2" style:family="text">
      <style:text-properties officeooo:rsid="0015a1c2"/>
    </style:style>
    <style:style style:name="T3" style:family="text">
      <style:text-properties officeooo:rsid="001d78f8"/>
    </style:style>
    <style:style style:name="T4" style:family="text">
      <style:text-properties officeooo:rsid="001f14d2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officeooo:rsid="001fee62" style:font-size-asian="14pt" style:font-size-complex="14pt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2a7a0f"/>
    </style:style>
    <style:style style:name="T11" style:family="text">
      <style:text-properties style:text-line-through-style="solid" style:text-line-through-type="singl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GIT <text:span text:style-name="T1">(Distributed Version Control System)</text:span></text:p>
      <text:list xml:id="list3983724778" text:style-name="L1">
        <text:list-item>
          <text:p text:style-name="P6">It is SCM or VCS</text:p>
        </text:list-item>
        <text:list-item>
          <text:p text:style-name="P6">it is used to track the changes in files</text:p>
        </text:list-item>
        <text:list-item>
          <text:p text:style-name="P6">it will maintain multiple versions of the same file.</text:p>
        </text:list-item>
        <text:list-item>
          <text:p text:style-name="P6">It is platform independent</text:p>
        </text:list-item>
        <text:list-item>
          <text:p text:style-name="P6">It is free and open source</text:p>
        </text:list-item>
      </text:list>
      <text:p text:style-name="P1"/>
      <text:p text:style-name="P1">Source code management</text:p>
      <text:list xml:id="list2026331945" text:style-name="L2">
        <text:list-item>
          <text:p text:style-name="P7">dividing the code into subFiles and Combining them</text:p>
        </text:list-item>
      </text:list>
      <text:p text:style-name="P1"/>
      <text:p text:style-name="P1">version control system(VCS)</text:p>
      <text:list xml:id="list1180690610" text:style-name="L3">
        <text:list-item>
          <text:p text:style-name="P8">To release the versions and update the code.</text:p>
        </text:list-item>
      </text:list>
      <text:p text:style-name="P1"/>
      <text:p text:style-name="P1"/>
      <text:p text:style-name="P2">GIT STAGES</text:p>
      <text:p text:style-name="P2"/>
      <text:list xml:id="list3094919515" text:style-name="L4">
        <text:list-item>
          <text:p text:style-name="P9">working directory</text:p>
        </text:list-item>
        <text:list-item>
          <text:p text:style-name="P9">staging area</text:p>
        </text:list-item>
        <text:list-item>
          <text:p text:style-name="P9">repository</text:p>
        </text:list-item>
      </text:list>
      <text:list xml:id="list4251695257" text:style-name="L5">
        <text:list-item>
          <text:p text:style-name="P10">Working Directory – staging Area (git add)</text:p>
        </text:list-item>
        <text:list-item>
          <text:p text:style-name="P10">staging Area – repository(git commit)</text:p>
        </text:list-item>
      </text:list>
      <text:p text:style-name="P2"/>
      <text:p text:style-name="P3">TYPES OF REPOS</text:p>
      <text:list xml:id="list2546779040" text:style-name="L6">
        <text:list-item>
          <text:p text:style-name="P11">Local Repo<text:span text:style-name="T2">(Is everything for .git directory,it is the area that saves everything)</text:span></text:p>
        </text:list-item>
        <text:list-item>
          <text:p text:style-name="P11">Central Repo<text:span text:style-name="T2">(after commit, in central repo coDevelopers &amp; Managers , team Leaders can access from here).</text:span></text:p>
        </text:list-item>
        <text:list-item>
          <text:p text:style-name="P11">Remote Repo<text:span text:style-name="T3">(It will present on remote hosts where you can share all your files to remote machines)</text:span></text:p>
          <text:p text:style-name="P11"/>
        </text:list-item>
      </text:list>
      <text:p text:style-name="P4"><text:span text:style-name="T4">V</text:span>ersion- 2.32.0</text:p>
      <text:p text:style-name="P4">2 (Main Version)</text:p>
      <text:p text:style-name="P4">32(Mini Version)</text:p>
      <text:p text:style-name="P4">0(Patch version updates for every 2-4 Weeks)</text:p>
      <text:p text:style-name="P3"/>
      <text:p text:style-name="P3"/>
      <text:p text:style-name="P5">ls – To Access Files</text:p>
      <text:p text:style-name="P5">ll – To Access Files</text:p>
      <text:p text:style-name="P5">ls -al – To Access Hidden Files <text:span text:style-name="T10">w</text:span>As Well</text:p>
      <text:p text:style-name="P5"/>
      <text:p text:style-name="P21"/>
      <text:p text:style-name="P23">git config –global user.name</text:p>
      <text:p text:style-name="P23">git config –global user.email</text:p>
      <text:p text:style-name="P5"/>
      <text:p text:style-name="P5">Initialize Empty Reposiory</text:p>
      <text:list xml:id="list1909073808" text:style-name="L7">
        <text:list-item>
          <text:p text:style-name="P20"><text:soft-page-break/>git init .</text:p>
        </text:list-item>
        <text:list-item>
          <text:p text:style-name="P29"><text:span text:style-name="T6">C</text:span><text:span text:style-name="T5">reate file </text:span><text:span text:style-name="T7">touch file1</text:span></text:p>
        </text:list-item>
        <text:list-item>
          <text:p text:style-name="P13">Insert Data (<text:span text:style-name="T8">vim file1</text:span>)</text:p>
        </text:list-item>
        <text:list-item>
          <text:p text:style-name="P15">press Esc</text:p>
        </text:list-item>
        <text:list-item>
          <text:p text:style-name="P15">:w(save)q(quit) -- <text:span text:style-name="T9">:wsq to save &amp; quit</text:span></text:p>
        </text:list-item>
        <text:list-item>
          <text:p text:style-name="P15"><text:span text:style-name="T9">cat file1</text:span>(file name) to see the data in file</text:p>
        </text:list-item>
        <text:list-item>
          <text:p text:style-name="P16"><text:span text:style-name="T8">git add file1</text:span>(to add specific file)</text:p>
        </text:list-item>
        <text:list-item>
          <text:p text:style-name="P16">git add .(to add pirticular page)</text:p>
        </text:list-item>
        <text:list-item>
          <text:p text:style-name="P17">git status</text:p>
        </text:list-item>
        <text:list-item>
          <text:p text:style-name="P18">git commit -m ‘commit message’</text:p>
        </text:list-item>
        <text:list-item>
          <text:p text:style-name="P19">git log (<text:span text:style-name="T9">to see details of file</text:span>)</text:p>
        </text:list-item>
      </text:list>
      <text:p text:style-name="P14"/>
      <text:p text:style-name="P22">GIT HUB</text:p>
      <text:list xml:id="list1806182161" text:style-name="L8">
        <text:list-item>
          <text:p text:style-name="P25">github is a web-based platform used for version-control</text:p>
        </text:list-item>
        <text:list-item>
          <text:p text:style-name="P25">simplifies process of working with other people</text:p>
        </text:list-item>
        <text:list-item>
          <text:p text:style-name="P25">team members can work on files and easily merge their changes in master branch.</text:p>
        </text:list-item>
        <text:list-item>
          <text:p text:style-name="P26">two types of repositories in git they are <text:span text:style-name="T8">public &amp; private. </text:span></text:p>
        </text:list-item>
        <text:list-item>
          <text:p text:style-name="P27">To push code in to github</text:p>
        </text:list-item>
        <text:list-item>
          <text:p text:style-name="P24">git remote add origin url</text:p>
        </text:list-item>
        <text:list-item>
          <text:p text:style-name="P24">git push -u origin branch-name</text:p>
        </text:list-item>
        <text:list-item>
          <text:p text:style-name="P28"><text:span text:style-name="T8">git branch</text:span>(to know the current branch)</text:p>
        </text:list-item>
        <text:list-item>
          <text:p text:style-name="P28">git push -u origin branchname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543cm" fo:margin-right="0.91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5T12:29:55.121305788</meta:creation-date>
    <dc:date>2022-03-05T15:39:10.015663880</dc:date>
    <meta:editing-duration>PT2H43M21S</meta:editing-duration>
    <meta:editing-cycles>22</meta:editing-cycles>
    <meta:generator>LibreOffice/6.4.7.2$Linux_X86_64 LibreOffice_project/40$Build-2</meta:generator>
    <meta:document-statistic meta:table-count="0" meta:image-count="0" meta:object-count="0" meta:page-count="2" meta:paragraph-count="52" meta:word-count="326" meta:character-count="1740" meta:non-whitespace-character-count="1495"/>
  </office:meta>
</office:document-meta>
</file>